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b0ab" officeooo:paragraph-rsid="001bb0ab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d0427" officeooo:paragraph-rsid="001d0427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1d65a1" style:font-style-asian="normal" style:font-weight-asian="normal"/>
    </style:style>
    <style:style style:name="T4" style:family="text">
      <style:text-properties officeooo:rsid="001bb0ab"/>
    </style:style>
    <style:style style:name="T5" style:family="text">
      <style:text-properties officeooo:rsid="001d65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4">22nd</text:span> of <text:span text:style-name="T4">February</text:span> 202<text:span text:style-name="T4">2</text:span> under the <text:span text:style-name="T4">7th</text:span> PA Meeting.</text:p>
      <text:p text:style-name="P1"/>
      <text:p text:style-name="P1">The Assembly, recognising the current situation,</text:p>
      <text:p text:style-name="P1"/>
      <text:p text:style-name="P3">Constitutes the need to unban Janszokoloko<text:span text:style-name="T5">1</text:span>. The first time he will rejoin it is to be under CotS oversight and any (server) regulation or (universal) rule violation may immediately lead to a permanent ban.</text:p>
      <text:p text:style-name="P1"/>
      <text:p text:style-name="P1">And proceeds.</text:p>
      <text:p text:style-name="P1"/>
      <text:p text:style-name="P1">Signed by,</text:p>
      <text:p text:style-name="P2">MrBased</text:p>
      <text:p text:style-name="P1"/>
      <text:p text:style-name="P1"/>
      <text:p text:style-name="P1"/>
      <text:p text:style-name="Standard"><text:span text:style-name="T1">[</text:span><text:span text:style-name="T2">Motion 7-4: To unban Janszokoloko</text:span><text:span text:style-name="T3">1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4T12:04:02.883202044</dc:date>
    <meta:editing-duration>PT2M54S</meta:editing-duration>
    <meta:editing-cycles>8</meta:editing-cycles>
    <meta:generator>LibreOffice/7.2.5.2.0$Linux_X86_64 LibreOffice_project/711f8d38e9451cd2fd39b6963d2a3fc166f04cb1</meta:generator>
    <meta:document-statistic meta:table-count="0" meta:image-count="0" meta:object-count="0" meta:page-count="1" meta:paragraph-count="7" meta:word-count="65" meta:character-count="407" meta:non-whitespace-character-count="349"/>
  </office:meta>
</office:document-meta>
</file>